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250">
            <text:p>5250</text:p>
          </table:table-cell>
          <table:table-cell office:value-type="float" office:value="10500">
            <text:p>10500</text:p>
          </table:table-cell>
          <table:table-cell office:value-type="float" office:value="15766">
            <text:p>15766</text:p>
          </table:table-cell>
          <table:table-cell office:value-type="float" office:value="20156">
            <text:p>20156</text:p>
          </table:table-cell>
          <table:table-cell office:value-type="float" office:value="25406">
            <text:p>25406</text:p>
          </table:table-cell>
          <table:table-cell office:value-type="float" office:value="30672">
            <text:p>30672</text:p>
          </table:table-cell>
          <table:table-cell office:value-type="float" office:value="35000">
            <text:p>35000</text:p>
          </table:table-cell>
          <table:table-cell office:value-type="float" office:value="40235">
            <text:p>40235</text:p>
          </table:table-cell>
          <table:table-cell office:value-type="float" office:value="45485">
            <text:p>45485</text:p>
          </table:table-cell>
          <table:table-cell office:value-type="float" office:value="50781">
            <text:p>50781</text:p>
          </table:table-cell>
          <table:table-cell office:value-type="float" office:value="55141">
            <text:p>55141</text:p>
          </table:table-cell>
          <table:table-cell office:value-type="float" office:value="60391">
            <text:p>60391</text:p>
          </table:table-cell>
          <table:table-cell office:value-type="float" office:value="65641">
            <text:p>65641</text:p>
          </table:table-cell>
          <table:table-cell office:value-type="float" office:value="70047">
            <text:p>70047</text:p>
          </table:table-cell>
          <table:table-cell office:value-type="float" office:value="75344">
            <text:p>75344</text:p>
          </table:table-cell>
          <table:table-cell office:value-type="float" office:value="80594">
            <text:p>80594</text:p>
          </table:table-cell>
          <table:table-cell office:value-type="float" office:value="85860">
            <text:p>85860</text:p>
          </table:table-cell>
          <table:table-cell office:value-type="float" office:value="90250">
            <text:p>90250</text:p>
          </table:table-cell>
          <table:table-cell office:value-type="float" office:value="95531">
            <text:p>95531</text:p>
          </table:table-cell>
          <table:table-cell office:value-type="float" office:value="100813">
            <text:p>100813</text:p>
          </table:table-cell>
          <table:table-cell office:value-type="float" office:value="105188">
            <text:p>105188</text:p>
          </table:table-cell>
          <table:table-cell office:value-type="float" office:value="110438">
            <text:p>110438</text:p>
          </table:table-cell>
          <table:table-cell office:value-type="float" office:value="115719">
            <text:p>115719</text:p>
          </table:table-cell>
          <table:table-cell office:value-type="float" office:value="120078">
            <text:p>120078</text:p>
          </table:table-cell>
          <table:table-cell office:value-type="float" office:value="125328">
            <text:p>125328</text:p>
          </table:table-cell>
          <table:table-cell office:value-type="float" office:value="130625">
            <text:p>130625</text:p>
          </table:table-cell>
          <table:table-cell office:value-type="float" office:value="135860">
            <text:p>135860</text:p>
          </table:table-cell>
          <table:table-cell office:value-type="float" office:value="140219">
            <text:p>140219</text:p>
          </table:table-cell>
          <table:table-cell office:value-type="float" office:value="145485">
            <text:p>145485</text:p>
          </table:table-cell>
          <table:table-cell office:value-type="float" office:value="150719">
            <text:p>150719</text:p>
          </table:table-cell>
          <table:table-cell office:value-type="float" office:value="155094">
            <text:p>155094</text:p>
          </table:table-cell>
          <table:table-cell office:value-type="float" office:value="160344">
            <text:p>160344</text:p>
          </table:table-cell>
          <table:table-cell office:value-type="float" office:value="165625">
            <text:p>165625</text:p>
          </table:table-cell>
          <table:table-cell office:value-type="float" office:value="170000">
            <text:p>170000</text:p>
          </table:table-cell>
          <table:table-cell office:value-type="float" office:value="175266">
            <text:p>175266</text:p>
          </table:table-cell>
          <table:table-cell office:value-type="float" office:value="180485">
            <text:p>180485</text:p>
          </table:table-cell>
          <table:table-cell office:value-type="float" office:value="185750">
            <text:p>185750</text:p>
          </table:table-cell>
          <table:table-cell office:value-type="float" office:value="190110">
            <text:p>190110</text:p>
          </table:table-cell>
          <table:table-cell office:value-type="float" office:value="195375">
            <text:p>195375</text:p>
          </table:table-cell>
          <table:table-cell office:value-type="float" office:value="200610">
            <text:p>200610</text:p>
          </table:table-cell>
          <table:table-cell office:value-type="float" office:value="205844">
            <text:p>205844</text:p>
          </table:table-cell>
          <table:table-cell office:value-type="float" office:value="210235">
            <text:p>210235</text:p>
          </table:table-cell>
          <table:table-cell office:value-type="float" office:value="215469">
            <text:p>215469</text:p>
          </table:table-cell>
          <table:table-cell office:value-type="float" office:value="220735">
            <text:p>220735</text:p>
          </table:table-cell>
          <table:table-cell office:value-type="float" office:value="225078">
            <text:p>225078</text:p>
          </table:table-cell>
          <table:table-cell office:value-type="float" office:value="230375">
            <text:p>230375</text:p>
          </table:table-cell>
          <table:table-cell office:value-type="float" office:value="235610">
            <text:p>235610</text:p>
          </table:table-cell>
          <table:table-cell office:value-type="float" office:value="240860">
            <text:p>240860</text:p>
          </table:table-cell>
          <table:table-cell office:value-type="float" office:value="245235">
            <text:p>245235</text:p>
          </table:table-cell>
          <table:table-cell office:value-type="float" office:value="250469">
            <text:p>250469</text:p>
          </table:table-cell>
          <table:table-cell office:value-type="float" office:value="255735">
            <text:p>255735</text:p>
          </table:table-cell>
          <table:table-cell office:value-type="float" office:value="260110">
            <text:p>260110</text:p>
          </table:table-cell>
          <table:table-cell office:value-type="float" office:value="265344">
            <text:p>265344</text:p>
          </table:table-cell>
          <table:table-cell office:value-type="float" office:value="270610">
            <text:p>270610</text:p>
          </table:table-cell>
          <table:table-cell office:value-type="float" office:value="275860">
            <text:p>275860</text:p>
          </table:table-cell>
          <table:table-cell office:value-type="float" office:value="280203">
            <text:p>280203</text:p>
          </table:table-cell>
          <table:table-cell office:value-type="float" office:value="285469">
            <text:p>285469</text:p>
          </table:table-cell>
          <table:table-cell office:value-type="float" office:value="290688">
            <text:p>290688</text:p>
          </table:table-cell>
          <table:table-cell office:value-type="float" office:value="295078">
            <text:p>295078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11" office:value-type="float" office:value="189372.450286683">
            <text:p>189372,45</text:p>
          </table:table-cell>
          <table:table-cell office:value-type="float" office:value="187904.052125579">
            <text:p>187904,05</text:p>
          </table:table-cell>
          <table:table-cell table:number-columns-repeated="47" office:value-type="float" office:value="186355.806341024">
            <text:p>186355,81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6944.472937411">
            <text:p>186944,47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1414714.47090848">
            <text:p>1414714,47</text:p>
          </table:table-cell>
          <table:table-cell table:number-columns-repeated="58"/>
        </table:table-row>
        <table:table-row table:style-name="ro1">
          <table:table-cell/>
          <table:table-cell>
            <draw:frame table:end-cell-address="Sheet1.G28" table:end-x="2.004cm" table:end-y="0.214cm" draw:z-index="0" svg:width="19.103cm" svg:height="9.418cm" svg:x="1.545cm" svg:y="0.279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30:51</meta:creation-date>
    <dc:creator>Hugo Meyer</dc:creator>
    <dc:date>2007-12-26T18:32:16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5pt" style:font-family-asian="'Arial Unicode MS'" style:font-pitch-asian="variable" style:font-size-asian="17.5pt" style:font-family-complex="Tahoma" style:font-pitch-complex="variable" style:font-size-complex="17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8.10000038146973pt" style:font-family-asian="'Arial Unicode MS'" style:font-pitch-asian="variable" style:font-size-asian="8.10000038146973pt" style:font-family-complex="Tahoma" style:font-pitch-complex="variable" style:font-size-complex="8.1000003814697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Arial Unicode MS'" style:font-pitch-asian="variable" style:font-size-asian="9.39999961853027pt" style:font-family-complex="Tahoma" style:font-pitch-complex="variable" style:font-size-complex="9.3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2.1000003814697pt" style:font-family-asian="'Arial Unicode MS'" style:font-pitch-asian="variable" style:font-size-asian="12.1000003814697pt" style:font-family-complex="Tahoma" style:font-pitch-complex="variable" style:font-size-complex="12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Arial Unicode MS'" style:font-pitch-asian="variable" style:font-size-asian="9.39999961853027pt" style:font-family-complex="Tahoma" style:font-pitch-complex="variable" style:font-size-complex="9.3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8.10000038146973pt" style:font-family-asian="'Arial Unicode MS'" style:font-pitch-asian="variable" style:font-size-asian="8.10000038146973pt" style:font-family-complex="Tahoma" style:font-pitch-complex="variable" style:font-size-complex="8.10000038146973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9.104cm" svg:height="9.419cm" chart:class="chart:scatter" chart:style-name="ch1">
        <chart:title svg:x="7.222cm" svg:y="0.188cm" chart:style-name="ch2">
          <text:p>Tiempo vs Costo</text:p>
        </chart:title>
        <chart:legend chart:legend-position="end" svg:x="17.413cm" svg:y="4.449cm" chart:style-name="ch3"/>
        <chart:plot-area chart:style-name="ch4" table:cell-range-address="Sheet1.$A$1:.$BH$2" chart:data-source-has-labels="column" chart:table-number-list="0" svg:x="0.382cm" svg:y="1.258cm" svg:width="16.268cm" svg:height="7.973cm">
          <chart:axis chart:dimension="x" chart:name="primary-x" chart:style-name="ch5">
            <chart:title svg:x="8.61cm" svg:y="8.745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82cm" svg:y="5.147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250">
                <text:p>5250</text:p>
              </table:table-cell>
              <table:table-cell office:value-type="float" office:value="10500">
                <text:p>10500</text:p>
              </table:table-cell>
              <table:table-cell office:value-type="float" office:value="15766">
                <text:p>15766</text:p>
              </table:table-cell>
              <table:table-cell office:value-type="float" office:value="20156">
                <text:p>20156</text:p>
              </table:table-cell>
              <table:table-cell office:value-type="float" office:value="25406">
                <text:p>25406</text:p>
              </table:table-cell>
              <table:table-cell office:value-type="float" office:value="30672">
                <text:p>30672</text:p>
              </table:table-cell>
              <table:table-cell office:value-type="float" office:value="35000">
                <text:p>35000</text:p>
              </table:table-cell>
              <table:table-cell office:value-type="float" office:value="40235">
                <text:p>40235</text:p>
              </table:table-cell>
              <table:table-cell office:value-type="float" office:value="45485">
                <text:p>45485</text:p>
              </table:table-cell>
              <table:table-cell office:value-type="float" office:value="50781">
                <text:p>50781</text:p>
              </table:table-cell>
              <table:table-cell office:value-type="float" office:value="55141">
                <text:p>55141</text:p>
              </table:table-cell>
              <table:table-cell office:value-type="float" office:value="60391">
                <text:p>60391</text:p>
              </table:table-cell>
              <table:table-cell office:value-type="float" office:value="65641">
                <text:p>65641</text:p>
              </table:table-cell>
              <table:table-cell office:value-type="float" office:value="70047">
                <text:p>70047</text:p>
              </table:table-cell>
              <table:table-cell office:value-type="float" office:value="75344">
                <text:p>75344</text:p>
              </table:table-cell>
              <table:table-cell office:value-type="float" office:value="80594">
                <text:p>80594</text:p>
              </table:table-cell>
              <table:table-cell office:value-type="float" office:value="85860">
                <text:p>85860</text:p>
              </table:table-cell>
              <table:table-cell office:value-type="float" office:value="90250">
                <text:p>90250</text:p>
              </table:table-cell>
              <table:table-cell office:value-type="float" office:value="95531">
                <text:p>95531</text:p>
              </table:table-cell>
              <table:table-cell office:value-type="float" office:value="100813">
                <text:p>100813</text:p>
              </table:table-cell>
              <table:table-cell office:value-type="float" office:value="105188">
                <text:p>105188</text:p>
              </table:table-cell>
              <table:table-cell office:value-type="float" office:value="110438">
                <text:p>110438</text:p>
              </table:table-cell>
              <table:table-cell office:value-type="float" office:value="115719">
                <text:p>115719</text:p>
              </table:table-cell>
              <table:table-cell office:value-type="float" office:value="120078">
                <text:p>120078</text:p>
              </table:table-cell>
              <table:table-cell office:value-type="float" office:value="125328">
                <text:p>125328</text:p>
              </table:table-cell>
              <table:table-cell office:value-type="float" office:value="130625">
                <text:p>130625</text:p>
              </table:table-cell>
              <table:table-cell office:value-type="float" office:value="135860">
                <text:p>135860</text:p>
              </table:table-cell>
              <table:table-cell office:value-type="float" office:value="140219">
                <text:p>140219</text:p>
              </table:table-cell>
              <table:table-cell office:value-type="float" office:value="145485">
                <text:p>145485</text:p>
              </table:table-cell>
              <table:table-cell office:value-type="float" office:value="150719">
                <text:p>150719</text:p>
              </table:table-cell>
              <table:table-cell office:value-type="float" office:value="155094">
                <text:p>155094</text:p>
              </table:table-cell>
              <table:table-cell office:value-type="float" office:value="160344">
                <text:p>160344</text:p>
              </table:table-cell>
              <table:table-cell office:value-type="float" office:value="165625">
                <text:p>165625</text:p>
              </table:table-cell>
              <table:table-cell office:value-type="float" office:value="170000">
                <text:p>170000</text:p>
              </table:table-cell>
              <table:table-cell office:value-type="float" office:value="175266">
                <text:p>175266</text:p>
              </table:table-cell>
              <table:table-cell office:value-type="float" office:value="180485">
                <text:p>180485</text:p>
              </table:table-cell>
              <table:table-cell office:value-type="float" office:value="185750">
                <text:p>185750</text:p>
              </table:table-cell>
              <table:table-cell office:value-type="float" office:value="190110">
                <text:p>190110</text:p>
              </table:table-cell>
              <table:table-cell office:value-type="float" office:value="195375">
                <text:p>195375</text:p>
              </table:table-cell>
              <table:table-cell office:value-type="float" office:value="200610">
                <text:p>200610</text:p>
              </table:table-cell>
              <table:table-cell office:value-type="float" office:value="205844">
                <text:p>205844</text:p>
              </table:table-cell>
              <table:table-cell office:value-type="float" office:value="210235">
                <text:p>210235</text:p>
              </table:table-cell>
              <table:table-cell office:value-type="float" office:value="215469">
                <text:p>215469</text:p>
              </table:table-cell>
              <table:table-cell office:value-type="float" office:value="220735">
                <text:p>220735</text:p>
              </table:table-cell>
              <table:table-cell office:value-type="float" office:value="225078">
                <text:p>225078</text:p>
              </table:table-cell>
              <table:table-cell office:value-type="float" office:value="230375">
                <text:p>230375</text:p>
              </table:table-cell>
              <table:table-cell office:value-type="float" office:value="235610">
                <text:p>235610</text:p>
              </table:table-cell>
              <table:table-cell office:value-type="float" office:value="240860">
                <text:p>240860</text:p>
              </table:table-cell>
              <table:table-cell office:value-type="float" office:value="245235">
                <text:p>245235</text:p>
              </table:table-cell>
              <table:table-cell office:value-type="float" office:value="250469">
                <text:p>250469</text:p>
              </table:table-cell>
              <table:table-cell office:value-type="float" office:value="255735">
                <text:p>255735</text:p>
              </table:table-cell>
              <table:table-cell office:value-type="float" office:value="260110">
                <text:p>260110</text:p>
              </table:table-cell>
              <table:table-cell office:value-type="float" office:value="265344">
                <text:p>265344</text:p>
              </table:table-cell>
              <table:table-cell office:value-type="float" office:value="270610">
                <text:p>270610</text:p>
              </table:table-cell>
              <table:table-cell office:value-type="float" office:value="275860">
                <text:p>275860</text:p>
              </table:table-cell>
              <table:table-cell office:value-type="float" office:value="280203">
                <text:p>280203</text:p>
              </table:table-cell>
              <table:table-cell office:value-type="float" office:value="285469">
                <text:p>285469</text:p>
              </table:table-cell>
              <table:table-cell office:value-type="float" office:value="290688">
                <text:p>290688</text:p>
              </table:table-cell>
              <table:table-cell office:value-type="float" office:value="295078">
                <text:p>295078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9372.450286683">
                <text:p>189372.450286683</text:p>
              </table:table-cell>
              <table:table-cell office:value-type="float" office:value="187904.052125579">
                <text:p>187904.052125579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  <table:table-cell office:value-type="float" office:value="186355.806341024">
                <text:p>186355.80634102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